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7.381875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4.70958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6.615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Patrick McKe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Carlow-Kilkenny<text:s/></text:p>
          </table:table-cell>
          <table:table-cell office:value-type="string" table:style-name="ce1">
            <text:p>"}),</text:p>
          </table:table-cell>
          <table:table-cell office:value-type="string" office:string-value="CREATE (n:Politician {name: &quot;Patrick McKee&quot;,  gender: &quot;male&quot;, constituency:&quot;Carlow-Kilkenny &quot;})," table:formula="of:=CONCATENATE([.A1]; [.B1]; [.C1]; [.D1]; [.E1]; [.F1]; [.G1])" table:style-name="ce1">
            <text:p>CREATE (n:Politician {name: "Patrick McKee", <text:s/>gender: "male", constituency:"Carlow-Kilkenny "}),</text:p>
          </table:table-cell>
          <table:table-cell office:value-type="string" office:string-value="CREATE (n:Politician {name: &quot;Patrick McKee&quot;,  gender: &quot;male&quot;, constituency:&quot;Carlow-Kilkenny &quot;}),(m:Politician {name: &quot;Paul Bradford&quot;,  gender: &quot;female&quot;, constituency:&quot;Cork East &quot;}),(ma:Politician {name: &quot;Paddy O'Leary&quot;,  gender: &quot;female&quot;, constituency:&quot;Cork North Central&quot;}),(mb:Politician {name: &quot;Jason Fitzgerald&quot;,  gender: &quot;male&quot;, constituency:&quot;Cork North West&quot;}),(mc:Politician {name: &quot;Ciaran Kenneally&quot;,  gender: &quot;male&quot;, constituency:&quot;Cork South Central&quot;}),(md:Politician {name: &quot;Terence Flanagan&quot;,  gender: &quot;female&quot;, constituency:&quot;Dublin Bay North&quot;}),(me:Politician {name: &quot;Lucinda Creighton&quot;,  gender: &quot;male&quot;, constituency:&quot;Dublin Bay South&quot;}),(mf:Politician {name: &quot;Jacqui Gilbourne&quot;,  gender: &quot;male&quot;, constituency:&quot;Dublin Central&quot;}),(mg:Politician {name: &quot;Gerry Molloy&quot;,  gender: &quot;female&quot;, constituency:&quot;Dublin Fingal&quot;}),(mh:Politician {name: &quot;Alan Daveron&quot;,  gender: &quot;male&quot;, constituency:&quot;Dublin Rathdown&quot;}),(mi:Politician {name: &quot;Michael Gargan&quot;,  gender: &quot;male&quot;, constituency:&quot;Dublin South Central&quot;}),(mj:Politician {name: &quot;Ronan McMahon&quot;,  gender: &quot;male&quot;, constituency:&quot;Dublin South West&quot;}),(mk:Politician {name: &quot;Jo O' Brien&quot;,  gender: &quot;male&quot;, constituency:&quot;Dublin West&quot;}),(ml:Politician {name: &quot;Frank Cronin&quot;,  gender: &quot;female&quot;, constituency:&quot;Dún Laoghaire&quot;}),(mm:Politician {name: &quot;Nicola Daveron&quot;,  gender: &quot;female&quot;, constituency:&quot;Galway West&quot;}),(mn:Politician {name: &quot;Donal Corcoran&quot;,  gender: &quot;male&quot;, constituency:&quot;Kerry&quot;}),(mo:Politician {name: &quot;Shane Fitzgerald&quot;,  gender: &quot;female&quot;, constituency:&quot;Kildare North&quot;}),(mp:Politician {name: &quot;Mary Kennedy&quot;,  gender: &quot;male&quot;, constituency:&quot;Kildare South&quot;}),(mq:Politician {name: &quot;Michael O'Dowd&quot;,  gender: &quot;male&quot;, constituency:&quot;Louth&quot;}),(mr:Politician {name: &quot;Michael Farrington&quot;,  gender: &quot;male&quot;, constituency:&quot;Mayo&quot;}),(ms:Politician {name: &quot;Sarah Tyrell&quot;,  gender: &quot;female&quot;, constituency:&quot;Meath East&quot;}),(mt:Politician {name: &quot;John Leahy&quot;,  gender: &quot;male&quot;, constituency:&quot;Offaly&quot;}),(mu:Politician {name: &quot;Anne Farrell&quot;,  gender: &quot;male&quot;, constituency:&quot;Roscommon-Galway&quot;}),(mv:Politician {name: &quot;Finbar Filan&quot;,  gender: &quot;male&quot;, constituency:&quot;Sligo-Leitrim&quot;}),(mw:Politician {name: &quot;Mailo Power&quot;,  gender: &quot;male&quot;, constituency:&quot;Waterford&quot;}),(mx:Politician {name: &quot;Billy Timmins&quot;,  gender: &quot;male&quot;, constituency:&quot;Wicklow&quot;});" table:formula="of:=CONCATENATE([.H1]; [.H2]; [.H3]; [.H4]; [.H5]; [.H6]; [.H7]; [.H8]; [.H9]; [.H10]; [.H11]; [.H12]; [.H13]; [.H14]; [.H15]; [.H16]; [.H17]; [.H18]; [.H19]; [.H20]; [.H21]; [.H22]; [.H23]; [.H24]; [.H25]; [.H26]; [.H27]; [.H28]; [.H29]; [.H30]; [.H31]; [.H32]; [.H33]; [.H34]; [.H35]; [.H36]; [.H37]; [.H38]; [.H39]; [.H40]; [.H41]; [.H42]; [.H43]; [.H44]; [.H45]; [.H46]; [.H47]; [.H48]; [.H49]; [.H50]; [.H51]; [.H52]; [.H53]; [.H54]; [.H55]; [.H56]; [.H57]; [.H58]; [.H59]; [.H60]; [.H61]; [.H62]; [.H63]; [.H64]; [.H65]; [.H66]; [.H67];  [.H68]; [.H69]; [.H70]; [.H71])" table:style-name="ce1">
            <text:p>CREATE (n:Politician {name: "Patrick McKee", <text:s/>gender: "male", constituency:"Carlow-Kilkenny "}),(m:Politician {name: "Paul Bradford", <text:s/>gender: "female", constituency:"Cork East "}),(ma:Politician {name: "Paddy O'Leary", <text:s/>gender: "female", constituency:"Cork North Central"}),(mb:Politician {name: "Jason Fitzgerald", <text:s/>gender: "male", constituency:"Cork North West"}),(mc:Politician {name: "Ciaran Kenneally", <text:s/>gender: "male", constituency:"Cork South Central"}),(md:Politician {name: "Terence Flanagan", <text:s/>gender: "female", constituency:"Dublin Bay North"}),(me:Politician {name: "Lucinda Creighton", <text:s/>gender: "male", constituency:"Dublin Bay South"}),(mf:Politician {name: "Jacqui Gilbourne", <text:s/>gender: "male", constituency:"Dublin Central"}),(mg:Politician {name: "Gerry Molloy", <text:s/>gender: "female", constituency:"Dublin Fingal"}),(mh:Politician {name: "Alan Daveron", <text:s/>gender: "male", constituency:"Dublin Rathdown"}),(mi:Politician {name: "Michael Gargan", <text:s/>gender: "male", constituency:"Dublin South Central"}),(mj:Politician {name: "Ronan McMahon", <text:s/>gender: "male", constituency:"Dublin South West"}),(mk:Politician {name: "Jo O' Brien", <text:s/>gender: "male", constituency:"Dublin West"}),(ml:Politician {name: "Frank Cronin", <text:s/>gender: "female", constituency:"Dún Laoghaire"}),(mm:Politician {name: "Nicola Daveron", <text:s/>gender: "female", constituency:"Galway West"}),(mn:Politician {name: "Donal Corcoran", <text:s/>gender: "male", constituency:"Kerry"}),(mo:Politician {name: "Shane Fitzgerald", <text:s/>gender: "female", constituency:"Kildare North"}),(mp:Politician {name: "Mary Kennedy", <text:s/>gender: "male", constituency:"Kildare South"}),(mq:Politician {name: "Michael O'Dowd", <text:s/>gender: "male", constituency:"Louth"}),(mr:Politician {name: "Michael Farrington", <text:s/>gender: "male", constituency:"Mayo"}),(ms:Politician {name: "Sarah Tyrell", <text:s/>gender: "female", constituency:"Meath East"}),(mt:Politician {name: "John Leahy", <text:s/>gender: "male", constituency:"Offaly"}),(mu:Politician {name: "Anne Farrell", <text:s/>gender: "male", constituency:"Roscommon-Galway"}),(mv:Politician {name: "Finbar Filan", <text:s/>gender: "male", constituency:"Sligo-Leitrim"}),(mw:Politician {name: "Mailo Power", <text:s/>gender: "male", constituency:"Waterford"}),(mx:Politician {name: "Billy Timmins", <text:s/>gender: "male", constituency:"Wicklow"});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(m:Politician {name: "</text:p>
          </table:table-cell>
          <table:table-cell office:value-type="string" table:style-name="ce3">
            <text:p>Paul Bradford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ork East </text:p>
          </table:table-cell>
          <table:table-cell office:value-type="string" table:style-name="ce1">
            <text:p>"}),</text:p>
          </table:table-cell>
          <table:table-cell office:value-type="string" office:string-value="(m:Politician {name: &quot;Paul Bradford&quot;,  gender: &quot;female&quot;, constituency:&quot;Cork East &quot;})," table:formula="of:=CONCATENATE([.A2]; [.B2]; [.C2]; [.D2]; [.E2]; [.F2]; [.G2])" table:style-name="ce1">
            <text:p>(m:Politician {name: "Paul Bradford", <text:s/>gender: "female", constituency:"Cork East 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a:Politician {name: "</text:p>
          </table:table-cell>
          <table:table-cell office:value-type="string" table:style-name="ce1">
            <text:p>Paddy O'Lear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ork North Central</text:p>
          </table:table-cell>
          <table:table-cell office:value-type="string" table:style-name="ce1">
            <text:p>"}),</text:p>
          </table:table-cell>
          <table:table-cell office:value-type="string" office:string-value="(ma:Politician {name: &quot;Paddy O'Leary&quot;,  gender: &quot;female&quot;, constituency:&quot;Cork North Central&quot;})," table:formula="of:=CONCATENATE([.A3]; [.B3]; [.C3]; [.D3]; [.E3]; [.F3]; [.G3])" table:style-name="ce1">
            <text:p>(ma:Politician {name: "Paddy O'Leary", <text:s/>gender: "female", constituency:"Cork North Central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b:Politician {name: "</text:p>
          </table:table-cell>
          <table:table-cell office:value-type="string" table:style-name="ce1">
            <text:p>Jason Fitzgerald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ork North West</text:p>
          </table:table-cell>
          <table:table-cell office:value-type="string" table:style-name="ce1">
            <text:p>"}),</text:p>
          </table:table-cell>
          <table:table-cell office:value-type="string" office:string-value="(mb:Politician {name: &quot;Jason Fitzgerald&quot;,  gender: &quot;male&quot;, constituency:&quot;Cork North West&quot;})," table:formula="of:=CONCATENATE([.A4]; [.B4]; [.C4]; [.D4]; [.E4]; [.F4]; [.G4])" table:style-name="ce1">
            <text:p>(mb:Politician {name: "Jason Fitzgerald", <text:s/>gender: "male", constituency:"Cork North West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c:Politician {name: "</text:p>
          </table:table-cell>
          <table:table-cell office:value-type="string" table:style-name="ce1">
            <text:p>Ciaran Kenneall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ork South Central</text:p>
          </table:table-cell>
          <table:table-cell office:value-type="string" table:style-name="ce1">
            <text:p>"}),</text:p>
          </table:table-cell>
          <table:table-cell office:value-type="string" office:string-value="(mc:Politician {name: &quot;Ciaran Kenneally&quot;,  gender: &quot;male&quot;, constituency:&quot;Cork South Central&quot;})," table:formula="of:=CONCATENATE([.A5]; [.B5]; [.C5]; [.D5]; [.E5]; [.F5]; [.G5])" table:style-name="ce1">
            <text:p>(mc:Politician {name: "Ciaran Kenneally", <text:s/>gender: "male", constituency:"Cork South Central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d:Politician {name: "</text:p>
          </table:table-cell>
          <table:table-cell office:value-type="string" table:style-name="ce1">
            <text:p>Terence Flanag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Bay North</text:p>
          </table:table-cell>
          <table:table-cell office:value-type="string" table:style-name="ce1">
            <text:p>"}),</text:p>
          </table:table-cell>
          <table:table-cell office:value-type="string" office:string-value="(md:Politician {name: &quot;Terence Flanagan&quot;,  gender: &quot;female&quot;, constituency:&quot;Dublin Bay North&quot;})," table:formula="of:=CONCATENATE([.A6]; [.B6]; [.C6]; [.D6]; [.E6]; [.F6]; [.G6])" table:style-name="ce1">
            <text:p>(md:Politician {name: "Terence Flanagan", <text:s/>gender: "female", constituency:"Dublin Bay North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e:Politician {name: "</text:p>
          </table:table-cell>
          <table:table-cell office:value-type="string" table:style-name="ce1">
            <text:p>Lucinda Creighto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Bay South</text:p>
          </table:table-cell>
          <table:table-cell office:value-type="string" table:style-name="ce1">
            <text:p>"}),</text:p>
          </table:table-cell>
          <table:table-cell office:value-type="string" office:string-value="(me:Politician {name: &quot;Lucinda Creighton&quot;,  gender: &quot;male&quot;, constituency:&quot;Dublin Bay South&quot;})," table:formula="of:=CONCATENATE([.A7]; [.B7]; [.C7]; [.D7]; [.E7]; [.F7]; [.G7])" table:style-name="ce1">
            <text:p>(me:Politician {name: "Lucinda Creighton", <text:s/>gender: "male", constituency:"Dublin Bay South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f:Politician {name: "</text:p>
          </table:table-cell>
          <table:table-cell office:value-type="string" table:style-name="ce1">
            <text:p>Jacqui Gilbourn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Central</text:p>
          </table:table-cell>
          <table:table-cell office:value-type="string" table:style-name="ce1">
            <text:p>"}),</text:p>
          </table:table-cell>
          <table:table-cell office:value-type="string" office:string-value="(mf:Politician {name: &quot;Jacqui Gilbourne&quot;,  gender: &quot;male&quot;, constituency:&quot;Dublin Central&quot;})," table:formula="of:=CONCATENATE([.A8]; [.B8]; [.C8]; [.D8]; [.E8]; [.F8]; [.G8])" table:style-name="ce1">
            <text:p>(mf:Politician {name: "Jacqui Gilbourne", <text:s/>gender: "male", constituency:"Dublin Central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g:Politician {name: "</text:p>
          </table:table-cell>
          <table:table-cell office:value-type="string" table:style-name="ce1">
            <text:p>Gerry Mollo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Fingal</text:p>
          </table:table-cell>
          <table:table-cell office:value-type="string" table:style-name="ce1">
            <text:p>"}),</text:p>
          </table:table-cell>
          <table:table-cell office:value-type="string" office:string-value="(mg:Politician {name: &quot;Gerry Molloy&quot;,  gender: &quot;female&quot;, constituency:&quot;Dublin Fingal&quot;})," table:formula="of:=CONCATENATE([.A9]; [.B9]; [.C9]; [.D9]; [.E9]; [.F9]; [.G9])" table:style-name="ce1">
            <text:p>(mg:Politician {name: "Gerry Molloy", <text:s/>gender: "female", constituency:"Dublin Fingal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h:Politician {name: "</text:p>
          </table:table-cell>
          <table:table-cell office:value-type="string" table:style-name="ce1">
            <text:p>Alan Davero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Rathdown</text:p>
          </table:table-cell>
          <table:table-cell office:value-type="string" table:style-name="ce1">
            <text:p>"}),</text:p>
          </table:table-cell>
          <table:table-cell office:value-type="string" office:string-value="(mh:Politician {name: &quot;Alan Daveron&quot;,  gender: &quot;male&quot;, constituency:&quot;Dublin Rathdown&quot;})," table:formula="of:=CONCATENATE([.A10]; [.B10]; [.C10]; [.D10]; [.E10]; [.F10]; [.G10])" table:style-name="ce1">
            <text:p>(mh:Politician {name: "Alan Daveron", <text:s/>gender: "male", constituency:"Dublin Rathdown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i:Politician {name: "</text:p>
          </table:table-cell>
          <table:table-cell office:value-type="string" table:style-name="ce1">
            <text:p>Michael Garg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South Central</text:p>
          </table:table-cell>
          <table:table-cell office:value-type="string" table:style-name="ce1">
            <text:p>"}),</text:p>
          </table:table-cell>
          <table:table-cell office:value-type="string" office:string-value="(mi:Politician {name: &quot;Michael Gargan&quot;,  gender: &quot;male&quot;, constituency:&quot;Dublin South Central&quot;})," table:formula="of:=CONCATENATE([.A11]; [.B11]; [.C11]; [.D11]; [.E11]; [.F11]; [.G11])" table:style-name="ce1">
            <text:p>(mi:Politician {name: "Michael Gargan", <text:s/>gender: "male", constituency:"Dublin South Central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j:Politician {name: "</text:p>
          </table:table-cell>
          <table:table-cell office:value-type="string" table:style-name="ce1">
            <text:p>Ronan McMaho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South West</text:p>
          </table:table-cell>
          <table:table-cell office:value-type="string" table:style-name="ce1">
            <text:p>"}),</text:p>
          </table:table-cell>
          <table:table-cell office:value-type="string" office:string-value="(mj:Politician {name: &quot;Ronan McMahon&quot;,  gender: &quot;male&quot;, constituency:&quot;Dublin South West&quot;})," table:formula="of:=CONCATENATE([.A12]; [.B12]; [.C12]; [.D12]; [.E12]; [.F12]; [.G12])" table:style-name="ce1">
            <text:p>(mj:Politician {name: "Ronan McMahon", <text:s/>gender: "male", constituency:"Dublin South West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k:Politician {name: "</text:p>
          </table:table-cell>
          <table:table-cell office:value-type="string" table:style-name="ce1">
            <text:p>Jo O' Brie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West</text:p>
          </table:table-cell>
          <table:table-cell office:value-type="string" table:style-name="ce1">
            <text:p>"}),</text:p>
          </table:table-cell>
          <table:table-cell office:value-type="string" office:string-value="(mk:Politician {name: &quot;Jo O' Brien&quot;,  gender: &quot;male&quot;, constituency:&quot;Dublin West&quot;})," table:formula="of:=CONCATENATE([.A13]; [.B13]; [.C13]; [.D13]; [.E13]; [.F13]; [.G13])" table:style-name="ce1">
            <text:p>(mk:Politician {name: "Jo O' Brien", <text:s/>gender: "male", constituency:"Dublin West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l:Politician {name: "</text:p>
          </table:table-cell>
          <table:table-cell office:value-type="string" table:style-name="ce3">
            <text:p>Frank Croni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ún Laoghaire</text:p>
          </table:table-cell>
          <table:table-cell office:value-type="string" table:style-name="ce1">
            <text:p>"}),</text:p>
          </table:table-cell>
          <table:table-cell office:value-type="string" office:string-value="(ml:Politician {name: &quot;Frank Cronin&quot;,  gender: &quot;female&quot;, constituency:&quot;Dún Laoghaire&quot;})," table:formula="of:=CONCATENATE([.A14]; [.B14]; [.C14]; [.D14]; [.E14]; [.F14]; [.G14])" table:style-name="ce1">
            <text:p>(ml:Politician {name: "Frank Cronin", <text:s/>gender: "female", constituency:"Dún Laoghaire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m:Politician {name: "</text:p>
          </table:table-cell>
          <table:table-cell office:value-type="string" table:style-name="ce1">
            <text:p>Nicola Davero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Galway West</text:p>
          </table:table-cell>
          <table:table-cell office:value-type="string" table:style-name="ce1">
            <text:p>"}),</text:p>
          </table:table-cell>
          <table:table-cell office:value-type="string" office:string-value="(mm:Politician {name: &quot;Nicola Daveron&quot;,  gender: &quot;female&quot;, constituency:&quot;Galway West&quot;})," table:formula="of:=CONCATENATE([.A15]; [.B15]; [.C15]; [.D15]; [.E15]; [.F15]; [.G15])" table:style-name="ce1">
            <text:p>(mm:Politician {name: "Nicola Daveron", <text:s/>gender: "female", constituency:"Galway West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n:Politician {name: "</text:p>
          </table:table-cell>
          <table:table-cell office:value-type="string" table:style-name="ce1">
            <text:p>Donal Corcor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Kerry</text:p>
          </table:table-cell>
          <table:table-cell office:value-type="string" table:style-name="ce1">
            <text:p>"}),</text:p>
          </table:table-cell>
          <table:table-cell office:value-type="string" office:string-value="(mn:Politician {name: &quot;Donal Corcoran&quot;,  gender: &quot;male&quot;, constituency:&quot;Kerry&quot;})," table:formula="of:=CONCATENATE([.A16]; [.B16]; [.C16]; [.D16]; [.E16]; [.F16]; [.G16])" table:style-name="ce1">
            <text:p>(mn:Politician {name: "Donal Corcoran", <text:s/>gender: "male", constituency:"Kerry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o:Politician {name: "</text:p>
          </table:table-cell>
          <table:table-cell office:value-type="string" table:style-name="ce1">
            <text:p>Shane Fitzgerald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Kildare North</text:p>
          </table:table-cell>
          <table:table-cell office:value-type="string" table:style-name="ce1">
            <text:p>"}),</text:p>
          </table:table-cell>
          <table:table-cell office:value-type="string" office:string-value="(mo:Politician {name: &quot;Shane Fitzgerald&quot;,  gender: &quot;female&quot;, constituency:&quot;Kildare North&quot;})," table:formula="of:=CONCATENATE([.A17]; [.B17]; [.C17]; [.D17]; [.E17]; [.F17]; [.G17])" table:style-name="ce1">
            <text:p>(mo:Politician {name: "Shane Fitzgerald", <text:s/>gender: "female", constituency:"Kildare Nor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p:Politician {name: "</text:p>
          </table:table-cell>
          <table:table-cell office:value-type="string" table:style-name="ce1">
            <text:p>Mary Kenned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Kildare South</text:p>
          </table:table-cell>
          <table:table-cell office:value-type="string" table:style-name="ce1">
            <text:p>"}),</text:p>
          </table:table-cell>
          <table:table-cell office:value-type="string" office:string-value="(mp:Politician {name: &quot;Mary Kennedy&quot;,  gender: &quot;male&quot;, constituency:&quot;Kildare South&quot;})," table:formula="of:=CONCATENATE([.A18]; [.B18]; [.C18]; [.D18]; [.E18]; [.F18]; [.G18])" table:style-name="ce1">
            <text:p>(mp:Politician {name: "Mary Kennedy", <text:s/>gender: "male", constituency:"Kildare Sou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q:Politician {name: "</text:p>
          </table:table-cell>
          <table:table-cell office:value-type="string" table:style-name="ce1">
            <text:p>Michael O'Dowd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Louth</text:p>
          </table:table-cell>
          <table:table-cell office:value-type="string" table:style-name="ce1">
            <text:p>"}),</text:p>
          </table:table-cell>
          <table:table-cell office:value-type="string" office:string-value="(mq:Politician {name: &quot;Michael O'Dowd&quot;,  gender: &quot;male&quot;, constituency:&quot;Louth&quot;})," table:formula="of:=CONCATENATE([.A19]; [.B19]; [.C19]; [.D19]; [.E19]; [.F19]; [.G19])" table:style-name="ce1">
            <text:p>(mq:Politician {name: "Michael O'Dowd", <text:s/>gender: "male", constituency:"Lou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r:Politician {name: "</text:p>
          </table:table-cell>
          <table:table-cell office:value-type="string" table:style-name="ce1">
            <text:p>Michael Farringto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Mayo</text:p>
          </table:table-cell>
          <table:table-cell office:value-type="string" table:style-name="ce1">
            <text:p>"}),</text:p>
          </table:table-cell>
          <table:table-cell office:value-type="string" office:string-value="(mr:Politician {name: &quot;Michael Farrington&quot;,  gender: &quot;male&quot;, constituency:&quot;Mayo&quot;})," table:formula="of:=CONCATENATE([.A20]; [.B20]; [.C20]; [.D20]; [.E20]; [.F20]; [.G20])" table:style-name="ce1">
            <text:p>(mr:Politician {name: "Michael Farrington", <text:s/>gender: "male", constituency:"Mayo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s:Politician {name: "</text:p>
          </table:table-cell>
          <table:table-cell office:value-type="string" table:style-name="ce1">
            <text:p>Sarah Tyrell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Meath East</text:p>
          </table:table-cell>
          <table:table-cell office:value-type="string" table:style-name="ce1">
            <text:p>"}),</text:p>
          </table:table-cell>
          <table:table-cell office:value-type="string" office:string-value="(ms:Politician {name: &quot;Sarah Tyrell&quot;,  gender: &quot;female&quot;, constituency:&quot;Meath East&quot;})," table:formula="of:=CONCATENATE([.A21]; [.B21]; [.C21]; [.D21]; [.E21]; [.F21]; [.G21])" table:style-name="ce1">
            <text:p>(ms:Politician {name: "Sarah Tyrell", <text:s/>gender: "female", constituency:"Meath Ea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t:Politician {name: "</text:p>
          </table:table-cell>
          <table:table-cell office:value-type="string" table:style-name="ce1">
            <text:p>John Leah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Offaly</text:p>
          </table:table-cell>
          <table:table-cell office:value-type="string" table:style-name="ce1">
            <text:p>"}),</text:p>
          </table:table-cell>
          <table:table-cell office:value-type="string" office:string-value="(mt:Politician {name: &quot;John Leahy&quot;,  gender: &quot;male&quot;, constituency:&quot;Offaly&quot;})," table:formula="of:=CONCATENATE([.A22]; [.B22]; [.C22]; [.D22]; [.E22]; [.F22]; [.G22])" table:style-name="ce1">
            <text:p>(mt:Politician {name: "John Leahy", <text:s/>gender: "male", constituency:"Offal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u:Politician {name: "</text:p>
          </table:table-cell>
          <table:table-cell office:value-type="string" table:style-name="ce1">
            <text:p>Anne Farrell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Roscommon-Galway</text:p>
          </table:table-cell>
          <table:table-cell office:value-type="string" table:style-name="ce1">
            <text:p>"}),</text:p>
          </table:table-cell>
          <table:table-cell office:value-type="string" office:string-value="(mu:Politician {name: &quot;Anne Farrell&quot;,  gender: &quot;male&quot;, constituency:&quot;Roscommon-Galway&quot;})," table:formula="of:=CONCATENATE([.A23]; [.B23]; [.C23]; [.D23]; [.E23]; [.F23]; [.G23])" table:style-name="ce1">
            <text:p>(mu:Politician {name: "Anne Farrell", <text:s/>gender: "male", constituency:"Roscommon-Galwa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v:Politician {name: "</text:p>
          </table:table-cell>
          <table:table-cell office:value-type="string" table:style-name="ce1">
            <text:p>Finbar Fil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Sligo-Leitrim</text:p>
          </table:table-cell>
          <table:table-cell office:value-type="string" table:style-name="ce1">
            <text:p>"}),</text:p>
          </table:table-cell>
          <table:table-cell office:value-type="string" office:string-value="(mv:Politician {name: &quot;Finbar Filan&quot;,  gender: &quot;male&quot;, constituency:&quot;Sligo-Leitrim&quot;})," table:formula="of:=CONCATENATE([.A24]; [.B24]; [.C24]; [.D24]; [.E24]; [.F24]; [.G24])" table:style-name="ce1">
            <text:p>(mv:Politician {name: "Finbar Filan", <text:s/>gender: "male", constituency:"Sligo-Leitrim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w:Politician {name: "</text:p>
          </table:table-cell>
          <table:table-cell office:value-type="string" table:style-name="ce1">
            <text:p>Mailo Power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Waterford</text:p>
          </table:table-cell>
          <table:table-cell office:value-type="string" table:style-name="ce1">
            <text:p>"}),</text:p>
          </table:table-cell>
          <table:table-cell office:value-type="string" office:string-value="(mw:Politician {name: &quot;Mailo Power&quot;,  gender: &quot;male&quot;, constituency:&quot;Waterford&quot;})," table:formula="of:=CONCATENATE([.A25]; [.B25]; [.C25]; [.D25]; [.E25]; [.F25]; [.G25])" table:style-name="ce1">
            <text:p>(mw:Politician {name: "Mailo Power", <text:s/>gender: "male", constituency:"Waterford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x:Politician {name: "</text:p>
          </table:table-cell>
          <table:table-cell office:value-type="string" table:style-name="ce1">
            <text:p>Billy Timmins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Wicklow</text:p>
          </table:table-cell>
          <table:table-cell office:value-type="string" table:style-name="ce1">
            <text:p>"});</text:p>
          </table:table-cell>
          <table:table-cell office:value-type="string" office:string-value="(mx:Politician {name: &quot;Billy Timmins&quot;,  gender: &quot;male&quot;, constituency:&quot;Wicklow&quot;});" table:formula="of:=CONCATENATE([.A26]; [.B26]; [.C26]; [.D26]; [.E26]; [.F26]; [.G26])" table:style-name="ce1">
            <text:p>(mx:Politician {name: "Billy Timmins", <text:s/>gender: "male", constituency:"Wicklow"});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table:style-name="ce2"/>
          <table:table-cell table:number-columns-repeated="16378" table:style-name="ce1"/>
        </table:table-row>
        <table:table-row table:number-rows-repeated="3" table:style-name="ro1">
          <table:table-cell table:number-columns-repeated="5" table:style-name="ce1"/>
          <table:table-cell table:style-name="ce2"/>
          <table:table-cell table:number-columns-repeated="16378" table:style-name="ce1"/>
        </table:table-row>
        <table:table-row table:number-rows-repeated="10" table:style-name="ro1">
          <table:table-cell/>
          <table:table-cell table:number-columns-repeated="4" table:style-name="ce1"/>
          <table:table-cell table:style-name="ce2"/>
          <table:table-cell table:number-columns-repeated="16378"/>
        </table:table-row>
        <table:table-row table:number-rows-repeated="46" table:style-name="ro1">
          <table:table-cell/>
          <table:table-cell table:style-name="ce3"/>
          <table:table-cell table:number-columns-repeated="3" table:style-name="ce1"/>
          <table:table-cell table:style-name="ce2"/>
          <table:table-cell table:number-columns-repeated="16378"/>
        </table:table-row>
        <table:table-row table:number-rows-repeated="10484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iks</meta:initial-creator>
    <dc:creator>Niks</dc:creator>
    <meta:creation-date>2016-04-08T20:46:50Z</meta:creation-date>
    <dc:date>2016-04-09T21:56:28Z</dc:date>
  </office:meta>
</office:document-meta>
</file>